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WebSocketClient.StandardWebSocket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figurator.beforeRequest( Map &lt; String , List &lt; String &gt; &gt; request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WebSocketClient.buff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WebSocketClient.StandardWebSocketClient( WebSocketContainer webSocket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figurator.getRespons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figurator.DefaultConfigurator( HttpHeaders request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WebSocketClient.execute( URI url , HttpHeaders headers , WebSocke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WebSocketClient.createEndpointConfig( Configurator configurator , List &lt; String &gt; subProtoco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ndardWebSocketClient.createHandshakeInfo( URI url , DefaultConfigurator configu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Configurator.afterResponse( Handshake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WebSocketClient.createEndpoint( URI url , WebSocketHandler handler , Sinks . Empty &lt; Void &gt; completionSink , DefaultConfigurator configu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WebSocketClient.createWebSocketSession( Session session , HandshakeInfo info , Sinks . Empty &lt; Void &gt; completionS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WebSocketClient.execute( URI url , WebSocke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WebSocketClient.getWebSocket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WebSocketClient.executeInternal( URI url , HttpHeaders requestHeaders , WebSocketHandler 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